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94cm" fo:min-width="0.503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94cm" fo:min-width="0.47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86cm" fo:min-width="0.472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85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0000" draw:fill="none" draw:fill-color="#ffffff" fo:min-height="0.789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794cm" fo:min-width="0.616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465cm" svg:height="1.382cm" svg:x="2.397cm" svg:y="2.43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42cm" svg:height="1.382cm" svg:x="5.445cm" svg:y="2.41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422cm" svg:height="1.372cm" svg:x="8.552cm" svg:y="2.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2.063cm" svg:height="0.602cm" svg:x="6.731cm" svg:y="2.016cm" svg:viewBox="0 0 2064 603" svg:d="M0 603c0 0 424-603 826-603 401 0 1238 603 1238 603">
          <text:p/>
        </draw:path>
        <draw:path draw:style-name="gr4" draw:text-style-name="P3" draw:layer="layout" svg:width="2.063cm" svg:height="0.602cm" svg:x="6.731cm" svg:y="2.017cm" svg:viewBox="0 0 2064 603" svg:d="M0 603c0 0 424-603 826-603 401 0 1238 603 1238 603">
          <text:p/>
        </draw:path>
        <draw:path draw:style-name="gr4" draw:text-style-name="P3" draw:layer="layout" svg:width="2.063cm" svg:height="0.602cm" draw:transform="rotate (-3.14159265358979) translate (8.74668905950095cm 4.175cm)" svg:viewBox="0 0 2064 603" svg:d="M2064 603c0 0-424-603-826-603-401 0-1238 603-1238 603">
          <text:p/>
        </draw:path>
        <draw:frame draw:style-name="gr5" draw:text-style-name="P4" draw:layer="layout" svg:width="0.762cm" svg:height="0.962cm" svg:x="7.096cm" svg:y="1.181cm">
          <draw:text-box>
            <text:p>a</text:p>
          </draw:text-box>
        </draw:frame>
        <draw:frame draw:style-name="gr6" draw:text-style-name="P4" draw:layer="layout" svg:width="0.762cm" svg:height="1.016cm" svg:x="7.096cm" svg:y="4.048cm">
          <draw:text-box>
            <text:p>A</text:p>
          </draw:text-box>
        </draw:frame>
        <draw:line draw:style-name="gr4" draw:text-style-name="P3" draw:layer="layout" svg:x1="3.921cm" svg:y1="3.159cm" svg:x2="5.445cm" svg:y2="3.159cm">
          <text:p/>
        </draw:line>
        <draw:line draw:style-name="gr4" draw:text-style-name="P3" draw:layer="layout" svg:x1="1.508cm" svg:y1="3.159cm" svg:x2="2.397cm" svg:y2="3.159cm">
          <text:p/>
        </draw:line>
        <draw:frame draw:style-name="gr7" draw:text-style-name="P6" draw:layer="layout" svg:width="1.651cm" svg:height="1.039cm" svg:x="11.287cm" svg:y="4.683cm">
          <draw:text-box>
            <text:p text:style-name="P5"><text:span text:style-name="T1">[space]</text:span></text:p>
          </draw:text-box>
        </draw:frame>
        <draw:custom-shape draw:style-name="gr1" draw:text-style-name="P2" draw:layer="layout" svg:width="1.465cm" svg:height="1.382cm" svg:x="11.541cm" svg:y="2.43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465cm" svg:height="1.382cm" svg:x="14.589cm" svg:y="2.41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626cm" svg:height="1.524cm" svg:x="13.116cm" svg:y="6.2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" draw:text-style-name="P3" draw:layer="layout" svg:width="2.063cm" svg:height="0.602cm" svg:x="9.731cm" svg:y="1.962cm" svg:viewBox="0 0 2064 603" svg:d="M0 603c0 0 424-603 826-603 401 0 1238 603 1238 603">
          <text:p/>
        </draw:path>
        <draw:path draw:style-name="gr4" draw:text-style-name="P3" draw:layer="layout" svg:width="2.063cm" svg:height="0.602cm" svg:x="9.731cm" svg:y="1.963cm" svg:viewBox="0 0 2064 603" svg:d="M0 603c0 0 424-603 826-603 401 0 1238 603 1238 603">
          <text:p/>
        </draw:path>
        <draw:frame draw:style-name="gr5" draw:text-style-name="P4" draw:layer="layout" svg:width="0.762cm" svg:height="0.962cm" svg:x="10.144cm" svg:y="1.127cm">
          <draw:text-box>
            <text:p>1</text:p>
          </draw:text-box>
        </draw:frame>
        <draw:path draw:style-name="gr4" draw:text-style-name="P3" draw:layer="layout" svg:width="2.063cm" svg:height="0.602cm" draw:transform="rotate (-3.14159265358979) translate (11.794689059501cm 4.175cm)" svg:viewBox="0 0 2064 603" svg:d="M2064 603c0 0-424-603-826-603-401 0-1238 603-1238 603">
          <text:p/>
        </draw:path>
        <draw:frame draw:style-name="gr6" draw:text-style-name="P4" draw:layer="layout" svg:width="0.762cm" svg:height="1.016cm" svg:x="10.144cm" svg:y="4.048cm">
          <draw:text-box>
            <text:p>3</text:p>
          </draw:text-box>
        </draw:frame>
        <draw:line draw:style-name="gr4" draw:text-style-name="P3" draw:layer="layout" svg:x1="10.017cm" svg:y1="3.159cm" svg:x2="11.541cm" svg:y2="3.159cm">
          <text:p/>
        </draw:line>
        <draw:frame draw:style-name="gr9" draw:text-style-name="P4" draw:layer="layout" svg:width="0.381cm" svg:height="0.962cm" svg:x="10.271cm" svg:y="2.27cm">
          <draw:text-box>
            <text:p>2</text:p>
          </draw:text-box>
        </draw:frame>
        <draw:path draw:style-name="gr4" draw:text-style-name="P3" draw:layer="layout" svg:width="2.063cm" svg:height="0.602cm" svg:x="12.779cm" svg:y="1.962cm" svg:viewBox="0 0 2064 603" svg:d="M0 603c0 0 424-603 826-603 401 0 1238 603 1238 603">
          <text:p/>
        </draw:path>
        <draw:path draw:style-name="gr4" draw:text-style-name="P3" draw:layer="layout" svg:width="2.063cm" svg:height="0.602cm" svg:x="12.779cm" svg:y="1.963cm" svg:viewBox="0 0 2064 603" svg:d="M0 603c0 0 424-603 826-603 401 0 1238 603 1238 603">
          <text:p/>
        </draw:path>
        <draw:frame draw:style-name="gr5" draw:text-style-name="P4" draw:layer="layout" svg:width="0.762cm" svg:height="0.962cm" svg:x="13.192cm" svg:y="1.127cm">
          <draw:text-box>
            <text:p>1</text:p>
          </draw:text-box>
        </draw:frame>
        <draw:path draw:style-name="gr4" draw:text-style-name="P3" draw:layer="layout" svg:width="2.063cm" svg:height="0.602cm" draw:transform="rotate (-3.14159265358979) translate (14.842689059501cm 4.175cm)" svg:viewBox="0 0 2064 603" svg:d="M2064 603c0 0-424-603-826-603-401 0-1238 603-1238 603">
          <text:p/>
        </draw:path>
        <draw:line draw:style-name="gr4" draw:text-style-name="P3" draw:layer="layout" svg:x1="13.065cm" svg:y1="3.159cm" svg:x2="14.589cm" svg:y2="3.159cm">
          <text:p/>
        </draw:line>
        <draw:frame draw:style-name="gr9" draw:text-style-name="P4" draw:layer="layout" svg:width="0.381cm" svg:height="0.962cm" svg:x="13.319cm" svg:y="2.27cm">
          <draw:text-box>
            <text:p>2</text:p>
          </draw:text-box>
        </draw:frame>
        <draw:frame draw:style-name="gr6" draw:text-style-name="P4" draw:layer="layout" svg:width="0.762cm" svg:height="1.016cm" svg:x="13.192cm" svg:y="4.048cm">
          <draw:text-box>
            <text:p>3</text:p>
          </draw:text-box>
        </draw:frame>
        <draw:custom-shape draw:style-name="gr1" draw:text-style-name="P2" draw:layer="layout" svg:width="1.465cm" svg:height="1.382cm" svg:x="13.192cm" svg:y="6.33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43cm" svg:y1="3.794cm" svg:x2="13.446cm" svg:y2="6.588cm">
          <text:p/>
        </draw:line>
        <draw:line draw:style-name="gr4" draw:text-style-name="P3" draw:layer="layout" svg:x1="15.224cm" svg:y1="3.794cm" svg:x2="14.462cm" svg:y2="6.588cm">
          <text:p/>
        </draw:line>
        <draw:custom-shape draw:style-name="gr1" draw:text-style-name="P2" draw:layer="layout" svg:width="1.465cm" svg:height="1.382cm" svg:x="2.397cm" svg:y="2.43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651cm" svg:height="1.039cm" svg:x="14.843cm" svg:y="4.683cm">
          <draw:text-box>
            <text:p text:style-name="P5"><text:span text:style-name="T1">[space]</text:span></text:p>
          </draw:text-box>
        </draw:frame>
        <draw:frame draw:style-name="gr7" draw:text-style-name="P6" draw:layer="layout" svg:width="1.651cm" svg:height="1.039cm" svg:x="3.794cm" svg:y="2.397cm">
          <draw:text-box>
            <text:p text:style-name="P5"><text:span text:style-name="T1">[spa</text:span><text:span text:style-name="T1">ce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19:30:41.571335167</meta:creation-date>
    <dc:date>2019-11-21T20:15:45.372525692</dc:date>
    <meta:editing-duration>PT24M42S</meta:editing-duration>
    <meta:editing-cycles>3</meta:editing-cycles>
    <meta:generator>LibreOffice/6.0.7.3$Linux_X86_64 LibreOffice_project/00m0$Build-3</meta:generator>
    <meta:document-statistic meta:object-count="34"/>
  </office:meta>
</office:document-meta>
</file>